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ourier 10 Pitch" svg:font-family="'Courier 10 Pitch'" style:font-pitch="fixed"/>
    <style:font-face style:name="Monospace" svg:font-family="Monospace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10 Pitch" fo:font-size="8pt" style:font-name-asian="Monospace" style:font-size-asian="8pt" style:font-name-complex="Monospace" style:font-size-complex="8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10 Pitch" fo:font-size="8pt" style:font-size-asian="8pt" style:font-size-complex="8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10 Pitch" fo:font-size="8pt" style:font-name-asian="Monospace" style:font-size-asian="8pt" style:font-name-complex="Monospace" style:font-size-complex="8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3f7d5f"/>
    </style:style>
    <style:style style:name="T4" style:family="text">
      <style:text-properties style:font-name="Courier 10 Pitch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re I send you more information about the code. I suppose you know some </text:p>
      <text:p text:style-name="P2">OOP and C++. The description is quite general, if you can sketch me the</text:p>
      <text:p text:style-name="P2">ideas you want to implement I can tell you how/where you can code them.</text:p>
      <text:p text:style-name="P2"/>
      <text:p text:style-name="P2">The main files are:</text:p>
      <text:p text:style-name="P2"/>
      <text:p text:style-name="P2">data20.cpp/h <text:s/>-&gt; File that manages the data instances</text:p>
      <text:p text:style-name="P2">tree20.cpp/h <text:s/>-&gt; it describes the decision trees</text:p>
      <text:p text:style-name="P2">Classifier.cpp/h <text:s/>-&gt; General definition of a classifier, all classifiers</text:p>
      <text:p text:style-name="P2"><text:s text:c="21"/>inherit from class Classifier</text:p>
      <text:p text:style-name="P2">Arcing.cpp/h <text:s/>-&gt; File that defines between others the evidence trees.</text:p>
      <text:p text:style-name="P2"><text:s text:c="17"/>The evidence trees is the class MIBagging.</text:p>
      <text:p text:style-name="P2">Evaluacions.cpp/h -&gt; it defines custom evaluations of classifiers</text:p>
      <text:p text:style-name="P2"/>
      <text:p text:style-name="P2">Classifier.cpp:</text:p>
      <text:p text:style-name="P2"><text:s text:c="2"/>-&gt; Classifier: This class defines several methods that all classifiers</text:p>
      <text:p text:style-name="P2"><text:s text:c="5"/>must have, the main abstract methods are:</text:p>
      <text:p text:style-name="P2"><text:s text:c="6"/>- Build: This method is called to train the classifier</text:p>
      <text:p text:style-name="P2"><text:s text:c="6"/>- Classify: It returns the predicted class of an instance. Either this</text:p>
      <text:p text:style-name="P2"><text:s text:c="8"/>method or the next one should be implemented by the Classifier</text:p>
      <text:p text:style-name="P2"><text:s text:c="8"/>subclasses</text:p>
      <text:p text:style-name="P2"><text:s text:c="6"/>- Distribution: It returns the class distribution of an instance.</text:p>
      <text:p text:style-name="P2"><text:s text:c="8"/>Either this method or Classify should be implemented by the</text:p>
      <text:p text:style-name="P2"><text:s text:c="8"/>Classifier subclasses</text:p>
      <text:p text:style-name="P2"><text:s text:c="6"/>- Error: This method is called to obtain the error of a built classifier.</text:p>
      <text:p text:style-name="P2"><text:s text:c="8"/>Internally it calls to the method Classify.</text:p>
      <text:p text:style-name="P2"/>
      <text:p text:style-name="P2">Arcing.cpp: Defines the classifier ArcingTemplate that inherits from Ensemble</text:p>
      <text:p text:style-name="P2">that inherits from Classifier. An Ensemble is a set of any type of classifiers</text:p>
      <text:p text:style-name="P2">that work together in order to classify new instances. ArcingTemplate is a type</text:p>
      <text:p text:style-name="P2">of Ensemble (see "Arcing Classifiers", Leo Breiman). This class redefines the </text:p>
      <text:p text:style-name="P2">Build method as a template (<text:a xlink:type="simple" xlink:href="http://en.wikipedia.org/wiki/Template_method_pattern">http://en.wikipedia.org/wiki/Template_method_pattern</text:a>).</text:p>
      <text:p text:style-name="P2">ArcingTemplate defines four methods: StartArc, Resample, AfterBuilding and EndArc, </text:p>
      <text:p text:style-name="P2">By default the four methods are empty. The code is the following (with some </text:p>
      <text:p text:style-name="P2">comments on the four methods):</text:p>
      <text:p text:style-name="P2"/>
      <text:p text:style-name="P3"><text:span text:style-name="T1">void</text:span><text:span text:style-name="T2"> ArcingTemplate::Build(Data *data, FuncionDeProgreso *fp)</text:span></text:p>
      <text:p text:style-name="P1">{</text:p>
      <text:p text:style-name="P3"><text:span text:style-name="T2"><text:s text:c="2"/></text:span><text:span text:style-name="T1">bool</text:span><text:span text:style-name="T2"> Continue = </text:span><text:span text:style-name="T1">true</text:span><text:span text:style-name="T2">;</text:span></text:p>
      <text:p text:style-name="P3"><text:span text:style-name="T2"><text:s text:c="2"/></text:span><text:span text:style-name="T1">unsigned</text:span><text:span text:style-name="T2"> i;</text:span></text:p>
      <text:p text:style-name="P3"/>
      <text:p text:style-name="P1"><text:s text:c="2"/>Init(data);</text:p>
      <text:p text:style-name="P3"/>
      <text:p text:style-name="P3"><text:span text:style-name="T2"><text:s text:c="2"/></text:span><text:span text:style-name="T1">if</text:span><text:span text:style-name="T2"> (fp) fp-&gt;Start(Classifiers.size());</text:span></text:p>
      <text:p text:style-name="P3"/>
      <text:p text:style-name="P1"><text:s text:c="2"/>StartArc(); <text:s text:c="2"/><text:span text:style-name="T3">//&lt;- This function performs whatever is necessary before building the ensemble</text:span></text:p>
      <text:p text:style-name="P3"><text:span text:style-name="T2"><text:s text:c="2"/></text:span><text:span text:style-name="T1">for</text:span><text:span text:style-name="T2">(i=0;Continue &amp;&amp; i&lt;Classifiers.size();i++) {</text:span></text:p>
      <text:p text:style-name="P1"><text:s text:c="4"/>Data *sample = Resample(i);<text:span text:style-name="T3">//&lt;- This obtains a dataset to train classifier i</text:span></text:p>
      <text:p text:style-name="P1"><text:s text:c="4"/>Classifiers.at(i)-&gt;Build(sample);</text:p>
      <text:p text:style-name="P3"><text:span text:style-name="T2"><text:s text:c="4"/></text:span><text:span text:style-name="T1">bool</text:span><text:span text:style-name="T2"> ValidClassifier = </text:span><text:span text:style-name="T1">true</text:span><text:span text:style-name="T2">;</text:span></text:p>
      <text:p text:style-name="P1"><text:s text:c="4"/>AfterBuilding(i, Continue, ValidClassifier);<text:span text:style-name="T3">//&lt;-performs whatever necessary after training</text:span></text:p>
      <text:p text:style-name="P3"><text:span text:style-name="T2"><text:s text:c="4"/></text:span><text:span text:style-name="T1">if</text:span><text:span text:style-name="T2"> (!ValidClassifier) i--; </text:span></text:p>
      <text:p text:style-name="P3"><text:span text:style-name="T2"><text:s text:c="4"/></text:span><text:span text:style-name="T1">if</text:span><text:span text:style-name="T2"> (fp &amp;&amp; !(*fp)(ValidClassifier ? 1 : 0)) </text:span><text:span text:style-name="T1">break</text:span><text:span text:style-name="T2">;</text:span></text:p>
      <text:p text:style-name="P3"><text:span text:style-name="T2"><text:s text:c="4"/></text:span><text:span text:style-name="T1">if</text:span><text:span text:style-name="T2"> (sample!=data) {</text:span></text:p>
      <text:p text:style-name="P3"><text:span text:style-name="T2"><text:s text:c="6"/></text:span><text:span text:style-name="T1">if</text:span><text:span text:style-name="T2"> (ValidClassifier) Classifiers.at(i)-&gt;SetData(data);</text:span></text:p>
      <text:p text:style-name="P3"><text:span text:style-name="T2"><text:s text:c="6"/></text:span><text:span text:style-name="T1">delete</text:span><text:span text:style-name="T2"> sample;</text:span></text:p>
      <text:p text:style-name="P1"><text:s text:c="4"/>}</text:p>
      <text:p text:style-name="P1"><text:s text:c="2"/>}</text:p>
      <text:p text:style-name="P3"><text:span text:style-name="T3"/></text:p>
      <text:p text:style-name="P3"><text:span text:style-name="T2"><text:s text:c="2"/>Classifiers.resize(i);</text:span></text:p>
      <text:p text:style-name="P3"/>
      <text:p text:style-name="P1"><text:s text:c="2"/>EndArc();<text:span text:style-name="T3">//&lt;-to be executed after all classifiers have been trainined</text:span></text:p>
      <text:p text:style-name="P3"/>
      <text:p text:style-name="P3"><text:span text:style-name="T2"><text:s text:c="2"/></text:span><text:span text:style-name="T1">if</text:span><text:span text:style-name="T2"> (fp) fp-&gt;End();</text:span></text:p>
      <text:p text:style-name="P1">}</text:p>
      <text:p text:style-name="P2"/>
      <text:p text:style-name="P2">By inheriting from ArcingTemplate and redefining one or several of these methods</text:p>
      <text:p text:style-name="P2">it is possible to implement easily many common Ensemble methods. Bagging can be</text:p>
      <text:p text:style-name="P2">implemented by redefining Resample to perform a bootstrap sample, Boosting by</text:p>
      <text:p text:style-name="P2">redefining AfterBuilding in order to reweight the instances of the dataset. From</text:p>
      <text:p text:style-name="P2">this class also inherits the evidence trees: MIBagging class.</text:p>
      <text:p text:style-name="P2"/>
      <text:p text:style-name="P2">MIBagging is work in progress so its implementation is dirty and even its </text:p>
      <text:p text:style-name="P2"><text:soft-page-break/>inheritance is not correct (it inherits from Boosting that it makes no sense).</text:p>
      <text:p text:style-name="P2">A further “problem” is that this class classifies multiinstances (an instance</text:p>
      <text:p text:style-name="P2">composed of many instances) and the original class structure was not designed </text:p>
      <text:p text:style-name="P2">to classify this type of instances: the class Classifier has the method Classify</text:p>
      <text:p text:style-name="P2">intended to classify one single instance. </text:p>
      <text:p text:style-name="P2"/>
      <text:p text:style-name="P2">Evaluations.cpp:</text:p>
      <text:p text:style-name="P2">This files defines a class called Evaluation that allows to define how to </text:p>
      <text:p text:style-name="P2">evaluate a classifier. The constructor receives a Classifier a Data set </text:p>
      <text:p text:style-name="P2">and defines an Output. By inheriting from this class it is possible to</text:p>
      <text:p text:style-name="P2">customize the way one wants a Classifier and a dataset to be analyzed.</text:p>
      <text:p text:style-name="P2">For the moment, there is only ErrorEvaluation, MSEEvaluation and </text:p>
      <text:p text:style-name="P2">ComboEvaluation. The first one is equivalent to calling the method Error</text:p>
      <text:p text:style-name="P2">of Classifier. The second is an evaluation for regressors. The last </text:p>
      <text:p text:style-name="P2">evaluation stores in a file the predicted locations of the objects in an</text:p>
      <text:p text:style-name="P2">im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pitch="fixed"/>
    <style:font-face style:name="Monospace" svg:font-family="Monospace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3T12:57:26</meta:creation-date>
    <dc:date>2009-10-13T16:08:10</dc:date>
    <meta:editing-duration>PT00H39M01S</meta:editing-duration>
    <meta:editing-cycles>6</meta:editing-cycles>
    <meta:generator>OpenOffice.org/3.0$Linux OpenOffice.org_project/300m15$Build-9379</meta:generator>
    <meta:document-statistic meta:table-count="0" meta:image-count="0" meta:object-count="0" meta:page-count="2" meta:paragraph-count="75" meta:word-count="617" meta:character-count="4273"/>
    <meta:user-defined meta:name="Info 1"/>
    <meta:user-defined meta:name="Info 2"/>
    <meta:user-defined meta:name="Info 3"/>
    <meta:user-defined meta:name="Info 4"/>
  </office:meta>
</office:document-meta>
</file>